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ff3333" draw:fill="none" draw:fill-color="#729fc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2" draw:id="id2" draw:layer="layout" svg:x1="6.461cm" svg:y1="2.298cm" svg:x2="10.325cm" svg:y2="2.298cm">
          <text:p/>
        </draw:line>
        <draw:line draw:style-name="gr1" draw:text-style-name="P1" xml:id="id1" draw:id="id1" draw:layer="layout" svg:x1="1.762cm" svg:y1="6.08cm" svg:x2="5.191cm" svg:y2="6.08cm">
          <text:p/>
        </draw:line>
        <draw:connector draw:style-name="gr2" draw:text-style-name="P1" draw:layer="layout" draw:type="curve" svg:x1="3.476cm" svg:y1="6.08cm" svg:x2="8.393cm" svg:y2="2.298cm" draw:start-shape="id1" draw:start-glue-point="0" draw:end-shape="id2" draw:end-glue-point="0" svg:d="M3476 6080c3525 0 1067-3782 4917-3782" svg:viewBox="0 0 4918 3783">
          <text:p/>
        </draw:connector>
        <draw:line draw:style-name="gr1" draw:text-style-name="P1" draw:layer="layout" svg:x1="6.461cm" svg:y1="2.27cm" svg:x2="6.461cm" svg:y2="3.54cm">
          <text:p/>
        </draw:line>
        <draw:line draw:style-name="gr3" draw:text-style-name="P1" draw:layer="layout" svg:x1="4.783cm" svg:y1="4.71cm" svg:x2="4.783cm" svg:y2="5.853cm">
          <text:p/>
        </draw:line>
        <draw:line draw:style-name="gr4" draw:text-style-name="P2" draw:layer="layout" svg:x1="4.564cm" svg:y1="5.826cm" svg:x2="14.343cm" svg:y2="5.826cm">
          <text:p/>
        </draw:line>
        <draw:line draw:style-name="gr1" draw:text-style-name="P1" xml:id="id3" draw:id="id3" draw:layer="layout" svg:x1="10.965cm" svg:y1="6.207cm" svg:x2="13.505cm" svg:y2="6.207cm">
          <text:p/>
        </draw:line>
        <draw:line draw:style-name="gr1" draw:text-style-name="P1" draw:layer="layout" svg:x1="13.378cm" svg:y1="4.302cm" svg:x2="13.378cm" svg:y2="6.207cm">
          <text:p/>
        </draw:line>
        <draw:connector draw:style-name="gr2" draw:text-style-name="P1" draw:layer="layout" draw:type="curve" draw:line-skew="0.472cm" svg:x1="12.235cm" svg:y1="6.207cm" svg:x2="13.353cm" svg:y2="5cm" draw:start-shape="id3" draw:start-glue-point="0" svg:d="M12235 6207c0-573 1118 30 1118-1207" svg:viewBox="0 0 1119 1208">
          <text:p/>
        </draw:connector>
        <draw:line draw:style-name="gr5" draw:text-style-name="P1" draw:layer="layout" svg:x1="12.87cm" svg:y1="4.683cm" svg:x2="12.87cm" svg:y2="5.826cm">
          <text:p/>
        </draw:line>
        <draw:frame draw:style-name="gr6" draw:text-style-name="P3" draw:layer="layout" svg:width="2.085cm" svg:height="0.962cm" svg:x="8.186cm" svg:y="2.143cm">
          <draw:text-box>
            <text:p>depth</text:p>
          </draw:text-box>
        </draw:frame>
        <draw:frame draw:style-name="gr7" draw:text-style-name="P3" draw:layer="layout" svg:width="3.482cm" svg:height="0.962cm" svg:x="1.582cm" svg:y="3.794cm">
          <draw:text-box>
            <text:p>discarding</text:p>
          </draw:text-box>
        </draw:frame>
        <draw:frame draw:style-name="gr7" draw:text-style-name="P3" draw:layer="layout" svg:width="3.482cm" svg:height="0.962cm" svg:x="9.763cm" svg:y="3.794cm">
          <draw:text-box>
            <text:p>occluding</text:p>
          </draw:text-box>
        </draw:frame>
        <draw:frame draw:style-name="gr7" draw:text-style-name="P3" draw:layer="layout" svg:width="1.27cm" svg:height="0.962cm" svg:x="6.715cm" svg:y="3.594cm">
          <draw:text-box>
            <text:p><text:span text:style-name="T1">ε</text:span></text:p>
          </draw:text-box>
        </draw:frame>
        <draw:line draw:style-name="gr8" draw:text-style-name="P1" draw:layer="layout" svg:x1="5.399cm" svg:y1="4.429cm" svg:x2="7.304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2T14:55:26.942038452</meta:creation-date>
    <dc:date>2021-01-12T15:11:51.803906350</dc:date>
    <meta:editing-duration>PT6M10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